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cf8f6" officeooo:paragraph-rsid="000cf8f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cf8f6" officeooo:paragraph-rsid="000cf8f6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jor Project</text:p>
      <text:p text:style-name="P2">Personality Prediction With Social Med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0T14:46:10.472593629</meta:creation-date>
    <dc:date>2014-01-20T14:48:27.909438090</dc:date>
    <meta:editing-duration>P0D</meta:editing-duration>
    <meta:editing-cycles>1</meta:editing-cycles>
    <meta:document-statistic meta:table-count="0" meta:image-count="0" meta:object-count="0" meta:page-count="1" meta:paragraph-count="2" meta:word-count="7" meta:character-count="53" meta:non-whitespace-character-count="48"/>
    <meta:generator>LibreOffice/4.1.4.2$Linux_X86_64 LibreOffice_project/410$Build-2</meta:generator>
  </office:meta>
</office:document-meta>
</file>